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ambria" svg:font-family="Cambria" style:font-family-generic="roman"/>
    <style:font-face style:name="Georgia" svg:font-family="Georgia" style:font-family-generic="roman"/>
    <style:font-face style:name="Cambria1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mbria1" fo:font-weight="bold" style:font-weight-asian="bold" style:font-name-complex="Cambria1"/>
    </style:style>
    <style:style style:name="P2" style:family="paragraph" style:parent-style-name="Standard">
      <style:text-properties style:font-name="Cambria1" style:font-name-complex="Cambria1"/>
    </style:style>
    <style:style style:name="P3" style:family="paragraph" style:parent-style-name="Standard">
      <style:text-properties style:font-name="Cambria1" fo:language="zxx" fo:country="none" style:language-asian="zxx" style:country-asian="none" style:font-name-complex="Cambria1"/>
    </style:style>
    <style:style style:name="P4" style:family="paragraph" style:parent-style-name="Standard">
      <style:paragraph-properties>
        <style:tab-stops>
          <style:tab-stop style:position="1.0835in"/>
        </style:tab-stops>
      </style:paragraph-properties>
    </style:style>
    <style:style style:name="P5" style:family="paragraph" style:parent-style-name="Standard">
      <style:paragraph-properties fo:margin-left="5.1189in" fo:margin-right="0in" fo:text-indent="0in" style:auto-text-indent="false"/>
    </style:style>
    <style:style style:name="P6" style:family="paragraph" style:parent-style-name="Standard">
      <style:paragraph-properties fo:margin-left="5.1189in" fo:margin-right="0in" fo:text-indent="0in" style:auto-text-indent="false"/>
      <style:text-properties style:font-name-complex="Calibri"/>
    </style:style>
    <style:style style:name="P7" style:family="paragraph" style:parent-style-name="Standard" style:master-page-name="Standard">
      <style:paragraph-properties fo:margin-left="-0.2957in" fo:margin-right="0in" fo:text-align="center" style:justify-single-word="false" fo:text-indent="0in" style:auto-text-indent="false" style:page-number="auto"/>
      <style:text-properties style:font-name="Cambria1" fo:font-size="12pt" fo:font-weight="bold" style:font-size-asian="12pt" style:font-weight-asian="bold" style:font-name-complex="Cambria1" style:font-size-complex="12pt"/>
    </style:style>
    <style:style style:name="P8" style:family="paragraph">
      <style:paragraph-properties fo:margin-top="0in" fo:margin-bottom="0.139in" fo:line-height="115%" style:writing-mode="lr-tb"/>
    </style:style>
    <style:style style:name="T1" style:family="text">
      <style:text-properties style:font-name-asian="Cambria1"/>
    </style:style>
    <style:style style:name="T2" style:family="text">
      <style:text-properties style:font-name="Cambria1" style:font-name-complex="Cambria1"/>
    </style:style>
    <style:style style:name="T3" style:family="text">
      <style:text-properties style:font-name="Cambria1" style:font-name-asian="Cambria1" style:font-name-complex="Cambria1"/>
    </style:style>
    <style:style style:name="T4" style:family="text">
      <style:text-properties style:use-window-font-color="true" style:font-name="Cambria1" fo:font-size="10pt" fo:language="en" fo:country="US" style:font-name-asian="Calibri" style:font-size-asian="10pt" style:font-name-complex="Cambria1" style:font-size-complex="10pt" style:language-complex="ar" style:country-complex="SA"/>
    </style: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ORMULIR<text:span text:style-name="T1"> </text:span>JAWABAN<text:span text:style-name="T1"> </text:span>NARASUMBER</text:p>
      <text:p text:style-name="P1"><text:span text:style-name="T1">{hari} / {tanggal}</text:span></text:p>
      <text:p text:style-name="P1"/>
      <text:p text:style-name="P4"><text:span text:style-name="T2">Nama</text:span><text:span text:style-name="T3"> </text:span><text:span text:style-name="T2">Petugas<text:tab/></text:span><text:span text:style-name="T3"> </text:span><text:span text:style-name="T2">:</text:span><text:span text:style-name="T3"> <text:s/>{nama_penyelia}</text:span></text:p>
      <text:p text:style-name="Standard"><text:span text:style-name="T2">Jabatan</text:span><text:span text:style-name="T3"> </text:span><text:span text:style-name="T2">Petugas</text:span><text:span text:style-name="T3"> <text:s/></text:span><text:span text:style-name="T2">:</text:span><text:span text:style-name="T3"> </text:span><text:span text:style-name="T2">PENYELIA</text:span></text:p>
      <text:p text:style-name="P2"/>
      <text:p text:style-name="P3">Kategori<text:tab/>:<text:span text:style-name="T1"> <text:s/>{kategori}</text:span></text:p>
      <text:p text:style-name="P3">TOPIK<text:tab/><text:tab/>:<text:span text:style-name="T1"> {topik}</text:span></text:p>
      <text:p text:style-name="P3">PERTANYAAN<text:tab/>:<text:span text:style-name="T1"> {pertanyaan}</text:span></text:p>
      <text:p text:style-name="P2"/>
      <text:p text:style-name="Standard"><text:span text:style-name="T2">Nama</text:span><text:span text:style-name="T3"> </text:span><text:span text:style-name="T2">Nara</text:span><text:span text:style-name="T3"> </text:span><text:span text:style-name="T2">Sumber<text:tab/>:</text:span></text:p>
      <text:p text:style-name="Standard"><draw:g text:anchor-type="char" draw:z-index="0" draw:style-name="gr1"><draw:frame draw:style-name="gr2" draw:text-style-name="P8" svg:width="7.1177in" svg:height="3.113in" svg:x="-0.2602in" svg:y="0.3772in"><draw:text-box><text:p/></draw:text-box></draw:frame><draw:custom-shape draw:style-name="gr3" draw:text-style-name="P8" svg:width="1.2087in" svg:height="0.315in" svg:x="-0.1449in" svg:y="0.2319in"><text:p text:style-name="P8"><text:span text:style-name="T4">JAWABA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T2">Jabatan</text:span><text:span text:style-name="T3"> </text:span><text:span text:style-name="T2">Nara</text:span><text:span text:style-name="T3"> </text:span><text:span text:style-name="T2">Sumber</text:span><text:span text:style-name="T3"> </text:span><text:span text:style-name="T2"><text:tab/></text:span><text:span text:style-name="T3"> </text:span><text:span text:style-name="T2">:</text:span></text:p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6">………………………………</text:p>
      <text:p text:style-name="Standard"/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Cambria" svg:font-family="Cambria" style:font-family-generic="roman"/>
    <style:font-face style:name="Georgia" svg:font-family="Georgia" style:font-family-generic="roman"/>
    <style:font-face style:name="Cambria1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Georgia" fo:font-size="12pt" fo:language="zxx" fo:country="non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Georgia" style:font-size-asian="12pt"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Georgia"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style:font-size-asian="12pt" style:font-name-complex="Mangal2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ie</meta:initial-creator>
    <meta:creation-date>2012-02-06T03:42:00</meta:creation-date>
    <dc:date>2012-02-06T04:18:21.88</dc:date>
    <meta:editing-cycles>3</meta:editing-cycles>
    <meta:editing-duration>P2171DT9H44M53S</meta:editing-duration>
    <meta:generator>LibreOffice/3.4$Win32 LibreOffice_project/340m1$Build-402</meta:generator>
    <meta:document-statistic meta:table-count="0" meta:image-count="0" meta:object-count="0" meta:page-count="1" meta:paragraph-count="11" meta:word-count="32" meta:character-count="222" meta:non-whitespace-character-count="191"/>
    <meta:user-defined meta:name="Info 1"/>
    <meta:user-defined meta:name="Info 2"/>
    <meta:user-defined meta:name="Info 3"/>
    <meta:user-defined meta:name="Info 4"/>
  </office:meta>
</office:document-meta>
</file>